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02in"/>
    </style:style>
    <style:style style:name="ro1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number-columns-repeated="7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6366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16:59:52.338988423</meta:creation-date>
    <dc:date>2024-10-10T18:28:25.658490586</dc:date>
    <meta:editing-duration>PT1H18M15S</meta:editing-duration>
    <meta:editing-cycles>1</meta:editing-cycles>
    <meta:document-statistic meta:table-count="1" meta:cell-count="40" meta:object-count="0"/>
    <meta:generator>LibreOffice/24.2.6.2$Linux_X86_64 LibreOffice_project/420$Build-2</meta:generator>
  </office:meta>
</office:document-meta>
</file>